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000000" fo:padding="0.097cm" fo:border="0.05pt solid #000000">
        <style:background-image/>
      </style:table-cell-properties>
    </style:style>
    <style:style style:name="P1" style:family="paragraph" style:parent-style-name="Footer">
      <style:text-properties officeooo:rsid="001b629c" officeooo:paragraph-rsid="001e5125"/>
    </style:style>
    <style:style style:name="P2" style:family="paragraph" style:parent-style-name="Standard">
      <style:text-properties officeooo:rsid="001a089b" officeooo:paragraph-rsid="001a089b"/>
    </style:style>
    <style:style style:name="P3" style:family="paragraph" style:parent-style-name="Standard">
      <style:text-properties officeooo:rsid="001a089b" officeooo:paragraph-rsid="001d41c8"/>
    </style:style>
    <style:style style:name="P4" style:family="paragraph" style:parent-style-name="Standard">
      <style:text-properties officeooo:rsid="001a089b" officeooo:paragraph-rsid="001e5125"/>
    </style:style>
    <style:style style:name="P5" style:family="paragraph" style:parent-style-name="Standard">
      <style:text-properties officeooo:rsid="001b629c" officeooo:paragraph-rsid="001b629c"/>
    </style:style>
    <style:style style:name="P6" style:family="paragraph" style:parent-style-name="Standard">
      <style:text-properties fo:font-size="16pt" fo:font-weight="bold" officeooo:rsid="001a089b" officeooo:paragraph-rsid="001a089b" style:font-size-asian="16pt" style:font-weight-asian="bold" style:font-size-complex="16pt" style:font-weight-complex="bold"/>
    </style:style>
    <style:style style:name="P7" style:family="paragraph" style:parent-style-name="Standard">
      <style:text-properties officeooo:rsid="001b629c" officeooo:paragraph-rsid="001d41c8" fo:background-color="#000000"/>
    </style:style>
    <style:style style:name="P8" style:family="paragraph" style:parent-style-name="Standard">
      <style:text-properties fo:font-size="14pt" fo:font-weight="bold" officeooo:rsid="001a089b" officeooo:paragraph-rsid="001a089b" style:font-size-asian="14pt" style:font-weight-asian="bold" style:font-size-complex="14pt" style:font-weight-complex="bold"/>
    </style:style>
    <style:style style:name="P9" style:family="paragraph" style:parent-style-name="Standard">
      <style:text-properties fo:font-size="14pt" fo:font-weight="bold" officeooo:rsid="001a089b" officeooo:paragraph-rsid="001d41c8" style:font-size-asian="14pt" style:font-weight-asian="bold" style:font-size-complex="14pt" style:font-weight-complex="bold"/>
    </style:style>
    <style:style style:name="P10" style:family="paragraph" style:parent-style-name="Standard">
      <style:text-properties fo:font-size="14pt" fo:font-weight="bold" officeooo:rsid="001a089b" officeooo:paragraph-rsid="001e3de6" style:font-size-asian="14pt" style:font-weight-asian="bold" style:font-size-complex="14pt" style:font-weight-complex="bold"/>
    </style:style>
    <style:style style:name="P11" style:family="paragraph" style:parent-style-name="Standard">
      <style:text-properties fo:font-size="14pt" fo:font-weight="bold" officeooo:rsid="001a089b" officeooo:paragraph-rsid="001e5125" style:font-size-asian="14pt" style:font-weight-asian="bold" style:font-size-complex="14pt" style:font-weight-complex="bold"/>
    </style:style>
    <style:style style:name="P12" style:family="paragraph" style:parent-style-name="Standard">
      <style:text-properties fo:font-size="14pt" fo:font-weight="bold" officeooo:rsid="001e3de6" officeooo:paragraph-rsid="001e3de6" style:font-size-asian="14pt" style:font-weight-asian="bold" style:font-size-complex="14pt" style:font-weight-complex="bold"/>
    </style:style>
    <style:style style:name="P13" style:family="paragraph" style:parent-style-name="Standard">
      <style:text-properties fo:font-size="12pt" fo:font-weight="normal" officeooo:rsid="001d41c8" officeooo:paragraph-rsid="001d41c8" style:font-size-asian="10.5pt" style:font-weight-asian="normal" style:font-size-complex="12pt" style:font-weight-complex="normal"/>
    </style:style>
    <style:style style:name="P14" style:family="paragraph" style:parent-style-name="Standard">
      <style:text-properties fo:font-size="12pt" fo:font-weight="normal" officeooo:rsid="001dfa20" officeooo:paragraph-rsid="001dfa20" style:font-size-asian="10.5pt" style:font-weight-asian="normal" style:font-size-complex="12pt" style:font-weight-complex="normal"/>
    </style:style>
    <style:style style:name="P15" style:family="paragraph" style:parent-style-name="Standard">
      <style:text-properties fo:font-size="12pt" fo:font-weight="normal" officeooo:rsid="001e3de6" officeooo:paragraph-rsid="001e3de6" style:font-size-asian="10.5pt" style:font-weight-asian="normal" style:font-size-complex="12pt" style:font-weight-complex="normal"/>
    </style:style>
    <style:style style:name="P16" style:family="paragraph" style:parent-style-name="Standard">
      <style:text-properties officeooo:rsid="001e5125" officeooo:paragraph-rsid="001e5125"/>
    </style:style>
    <style:style style:name="P17" style:family="paragraph" style:parent-style-name="Standard">
      <style:paragraph-properties fo:margin-left="0cm" fo:margin-right="0cm" fo:text-align="start" style:justify-single-word="false" fo:text-indent="0cm" style:auto-text-indent="false"/>
      <style:text-properties officeooo:paragraph-rsid="001d41c8" fo:background-color="#000000"/>
    </style:style>
    <style:style style:name="P18" style:family="paragraph" style:parent-style-name="Standard">
      <style:paragraph-properties fo:break-before="page"/>
      <style:text-properties fo:font-size="14pt" fo:font-weight="bold" officeooo:rsid="001a089b" officeooo:paragraph-rsid="001a089b" style:font-size-asian="14pt" style:font-weight-asian="bold" style:font-size-complex="14pt" style:font-weight-complex="bold"/>
    </style:style>
    <style:style style:name="P19" style:family="paragraph" style:parent-style-name="Table_20_Contents">
      <style:text-properties fo:font-size="12pt" officeooo:rsid="001dfa20" officeooo:paragraph-rsid="001dfa20" style:font-size-asian="10.5pt" style:font-size-complex="12pt"/>
    </style:style>
    <style:style style:name="P20" style:family="paragraph" style:parent-style-name="Standard">
      <style:paragraph-properties fo:text-align="center" style:justify-single-word="false"/>
      <style:text-properties fo:font-size="18pt" fo:font-weight="bold" officeooo:rsid="001a089b" officeooo:paragraph-rsid="001a089b" style:font-size-asian="18pt" style:font-weight-asian="bold" style:font-size-complex="18pt" style:font-weight-complex="bold"/>
    </style:style>
    <style:style style:name="P21" style:family="paragraph" style:parent-style-name="Standard">
      <style:paragraph-properties fo:text-align="center" style:justify-single-word="false"/>
      <style:text-properties fo:font-size="14pt" fo:font-weight="bold" officeooo:rsid="001e5125" officeooo:paragraph-rsid="001e5125" style:font-size-asian="12.25pt" style:font-weight-asian="bold" style:font-size-complex="14pt" style:font-weight-complex="bold"/>
    </style:style>
    <style:style style:name="P22" style:family="paragraph" style:parent-style-name="Standard">
      <style:text-properties fo:font-size="14pt" fo:font-weight="bold" officeooo:rsid="0021bd13" officeooo:paragraph-rsid="0021bd13" style:font-size-asian="14pt" style:font-weight-asian="bold" style:font-size-complex="14pt" style:font-weight-complex="bold"/>
    </style:style>
    <style:style style:name="P23" style:family="paragraph" style:parent-style-name="Standard">
      <style:text-properties fo:color="#e6e6fa" style:font-name="Consolas" fo:font-size="10pt" officeooo:paragraph-rsid="001b629c" fo:background-color="#000000" style:font-size-asian="10pt"/>
    </style:style>
    <style:style style:name="P24" style:family="paragraph" style:parent-style-name="Standard">
      <style:text-properties officeooo:rsid="001a089b" officeooo:paragraph-rsid="001a089b"/>
    </style:style>
    <style:style style:name="P25" style:family="paragraph" style:parent-style-name="Standard">
      <style:text-properties officeooo:rsid="0021bd13" officeooo:paragraph-rsid="0021bd13"/>
    </style:style>
    <style:style style:name="T1" style:family="text">
      <style:text-properties fo:color="#cc6c1d" style:font-name="Consolas" fo:font-size="10pt" style:font-size-asian="10pt"/>
    </style:style>
    <style:style style:name="T2" style:family="text">
      <style:text-properties fo:color="#d9e8f7" style:font-name="Consolas" fo:font-size="10pt" style:font-size-asian="10pt"/>
    </style:style>
    <style:style style:name="T3" style:family="text">
      <style:text-properties fo:color="#f2f200" style:font-name="Consolas" fo:font-size="10pt" style:font-size-asian="10pt"/>
    </style:style>
    <style:style style:name="T4" style:family="text">
      <style:text-properties fo:color="#e6e6fa" style:font-name="Consolas" fo:font-size="10pt" style:font-size-asian="10pt"/>
    </style:style>
    <style:style style:name="T5" style:family="text">
      <style:text-properties fo:color="#6897bb" style:font-name="Consolas" fo:font-size="10pt" style:font-size-asian="10pt"/>
    </style:style>
    <style:style style:name="T6" style:family="text">
      <style:text-properties fo:color="#a7ec21" style:font-name="Consolas" fo:font-size="10pt" style:font-size-asian="10pt"/>
    </style:style>
    <style:style style:name="T7" style:family="text">
      <style:text-properties fo:color="#f9faf4" style:font-name="Consolas" fo:font-size="10pt" style:font-size-asian="10pt"/>
    </style:style>
    <style:style style:name="T8" style:family="text">
      <style:text-properties fo:color="#79abff" style:font-name="Consolas" fo:font-size="10pt" style:font-size-asian="10pt"/>
    </style:style>
    <style:style style:name="T9" style:family="text">
      <style:text-properties fo:color="#17c6a3" style:font-name="Consolas" fo:font-size="10pt" style:font-size-asian="10pt"/>
    </style:style>
    <style:style style:name="T10" style:family="text">
      <style:text-properties fo:color="#f3ec79" style:font-name="Consolas" fo:font-size="10pt" style:font-size-asian="10pt"/>
    </style:style>
    <style:style style:name="T11" style:family="text">
      <style:text-properties fo:color="#808080" style:font-name="Consolas" fo:font-size="10pt" style:font-size-asian="10pt"/>
    </style:style>
    <style:style style:name="T12" style:family="text">
      <style:text-properties fo:color="#808080" style:font-name="Consolas" fo:font-size="10pt" style:text-underline-style="solid" style:text-underline-width="auto" style:text-underline-color="font-color" style:font-size-asian="10pt"/>
    </style:style>
    <style:style style:name="T13" style:family="text">
      <style:text-properties officeooo:rsid="001d41c8"/>
    </style:style>
    <style:style style:name="T14" style:family="text">
      <style:text-properties officeooo:rsid="001dfa20"/>
    </style:style>
    <style:style style:name="T15" style:family="text">
      <style:text-properties officeooo:rsid="001e3de6"/>
    </style:style>
    <style:style style:name="T16" style:family="text">
      <style:text-properties officeooo:rsid="001e5125"/>
    </style:style>
    <style:style style:name="T17" style:family="text">
      <style:text-properties officeooo:rsid="002309c7"/>
    </style:style>
    <style:style style:name="T18" style:family="text">
      <style:text-properties officeooo:rsid="0023b4d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Rapport Graphe Puissance 4</text:p>
      <text:p text:style-name="P20"/>
      <text:p text:style-name="P21">Groupe 1 : Bastien Didier, Gilles Labrousse, Thomas Palis</text:p>
      <text:p text:style-name="P20"/>
      <text:p text:style-name="P2"/>
      <text:p text:style-name="P6">Objectif :</text:p>
      <text:p text:style-name="P2">Réaliser un programme permettant de jouer contre une IA au jeu puissance 4.</text:p>
      <text:p text:style-name="P2"/>
      <text:p text:style-name="P22">Choix implémentation : </text:p>
      <text:p text:style-name="P25"/>
      <text:p text:style-name="P25"><text:tab/>Nous avons choisi d’implémenté <text:span text:style-name="T18">un</text:span> algorithme <text:span text:style-name="T18">inspiré de l’algorithme min max </text:span>car il permet de réaliser des prévisions en profondeur sans pour autant surchargé la mémoire. </text:p>
      <text:p text:style-name="P25"><text:tab/>Pour le langage utilisé, nous avons choisi java car c’est celui avec le quel nous somme le plus alaise. </text:p>
      <text:p text:style-name="P25"><text:tab/><text:span text:style-name="T17">Concernant la structure de données, nous somme resté sur un double tableau de string car c’est des types de base Java et que la grille de jeu à un taille fixe.</text:span></text:p>
      <text:p text:style-name="P2"/>
      <text:p text:style-name="P9"><text:span text:style-name="T13">Lancer le programme</text:span> :</text:p>
      <text:p text:style-name="P9"/>
      <text:p text:style-name="P13"><text:tab/>Pour <text:span text:style-name="T14">exécuter</text:span> le programme vous devez posséder <text:span text:style-name="T14">Java est vous pouvez lancer le fichier .JAR avec la commande avec en argument le fichier d’entrée au format convenue en cours (Chaque tiret est une case et les joueurs sont représentés par des X et des O) :</text:span></text:p>
      <text:p text:style-name="P13"/>
      <table:table table:name="Tableau2" table:style-name="Tableau2">
        <table:table-column table:style-name="Tableau2.A"/>
        <table:table-row>
          <table:table-cell table:style-name="Tableau2.A1" office:value-type="string">
            <text:p text:style-name="P19">java -jar &lt;fichier.txt&gt;</text:p>
          </table:table-cell>
        </table:table-row>
      </table:table>
      <text:p text:style-name="P13"/>
      <text:p text:style-name="P14">Les résultats du coup jouer sont écris dans un fichier game.txt</text:p>
      <text:p text:style-name="P14"/>
      <text:p text:style-name="P10"><text:span text:style-name="T15">Base du programme</text:span> :</text:p>
      <text:p text:style-name="P12"/>
      <text:p text:style-name="P15"><text:tab/>Notre programme regarde les 3 meilleurs coup possible en suivant notre fonction d’évaluations puis regarde les 3 meilleurs coup possible du joueur d’après et ainsi de suite avec un niveaux de récursivité de trois tour des 2 joueurs. Vous trouverez l’algorithme utilisée ainsi que son implémentations en 5eme et 6eme partie.</text:p>
      <text:p text:style-name="P2"/>
      <text:p text:style-name="P9">Fonction d’évaluation :</text:p>
      <text:p text:style-name="P3"><text:tab/></text:p>
      <text:p text:style-name="P3"><text:tab/><text:span text:style-name="T14">Nous faisons la somme des jetons alignés dans chaque directions.Plus la somme est élevée plus la fonction d’évaluation renvoie un score élevée.De plus si la somme contient un 3 ou un 4 elle renverra un score plus élevée qu’une fonction contenant uniquement des 2 <text:s/>....Cette fonction renvoie le même score en négatif pour simuler le joueur adverse. De plus si le joueur adverse est sur le point de gagner et que nous n’allons pas gagner ce tour-ci la priorité seras de le bloquer en le mettant a 100.</text:span></text:p>
      <text:p text:style-name="P3"/>
      <text:p text:style-name="P11"><text:span text:style-name="T16">Difficulté rencontré</text:span> :</text:p>
      <text:p text:style-name="P4"/>
      <text:p text:style-name="P16"><text:tab/>Les deux principales difficultés on était de créer une fonction d’évaluations pour savoir quel coups était le meilleurs. Après plusieurs essaie et ajustement nous avons finalement trouvés une <text:soft-page-break/>fonction d’évaluations que réponds a nos attente. L’autre difficultés a était l’implémentation de l’algorithme même si les principales idées et la créations de l’algorithme on était assez simple a trouvez l’implémentation de celle ci a était plus compliqué mais nous y sommes tout de même parvenue.</text:p>
      <text:p text:style-name="P4"/>
      <text:p text:style-name="P8"/>
      <text:p text:style-name="P18">Algorithme Intelligence Artificielle</text:p>
      <text:p text:style-name="P2"/>
      <table:table table:name="Tableau3" table:style-name="Tableau3">
        <table:table-column table:style-name="Tableau3.A"/>
        <table:table-row>
          <table:table-cell table:style-name="Tableau3.A1" office:value-type="string">
            <text:p text:style-name="P4">Fonction bestPlay :</text:p>
            <text:p text:style-name="P4">si derniere branch et niveau de recursivité est sup a 6</text:p>
            <text:p text:style-name="P4"><text:s text:c="2"/>bestPlay(nextKey,0)</text:p>
            <text:p text:style-name="P4">sinon</text:p>
            <text:p text:style-name="P4"><text:s text:c="2"/>si contient hashmap [branchkey] -15 -10 -9 -12 -11</text:p>
            <text:p text:style-name="P4"><text:s text:c="4"/>bestPlay(nextKey,0)</text:p>
            <text:p text:style-name="P4"><text:s text:c="3"/>sinon</text:p>
            <text:p text:style-name="P4"><text:s text:c="4"/>si contient hashmap[branchkey] 15 10 9 12 11</text:p>
            <text:p text:style-name="P4"><text:s text:c="6"/>playBest(branchkey,hashmap)</text:p>
            <text:p text:style-name="P4"><text:s text:c="6"/>return</text:p>
            <text:p text:style-name="P4"><text:s text:c="5"/>sinon</text:p>
            <text:p text:style-name="P4"><text:s text:c="6"/>si recursivitélevel%2==0</text:p>
            <text:p text:style-name="P4"><text:s text:c="8"/>si recursivité level=6</text:p>
            <text:p text:style-name="P4"><text:s text:c="10"/>playadv</text:p>
            <text:p text:style-name="P4"><text:s text:c="10"/>playbest nextbranchkey,recursivitélevel=0)</text:p>
            <text:p text:style-name="P4"><text:s text:c="9"/>sinon</text:p>
            <text:p text:style-name="P4"><text:s text:c="10"/>playadv</text:p>
            <text:p text:style-name="P4"><text:s text:c="10"/>playBeset(branchKey,recursitélevel+1)</text:p>
            <text:p text:style-name="P4"><text:s text:c="8"/>sinon</text:p>
            <text:p text:style-name="P4"><text:s text:c="10"/>si branchkey==null</text:p>
            <text:p text:style-name="P4"><text:s text:c="12"/>get 3 best possibilities</text:p>
            <text:p text:style-name="P4"><text:s text:c="12"/>for each possibilities</text:p>
            <text:p text:style-name="P4"><text:s text:c="14"/>put score into hashmap</text:p>
            <text:p text:style-name="P4"><text:s text:c="14"/>bestPlay(branchkey,recursivité level=2)</text:p>
            <text:p text:style-name="P4"><text:s text:c="11"/>sinon</text:p>
            <text:p text:style-name="P4"><text:s text:c="12"/>get 3 best possibilities</text:p>
            <text:p text:style-name="P4"><text:s text:c="14"/>score dans hashmap[branch] =&gt; premiere possibilité</text:p>
            <text:p text:style-name="P4"><text:s text:c="14"/>for each possibilities</text:p>
            <text:p text:style-name="P4"><text:s text:c="16"/>score dans hashmap[branch]possibilities</text:p>
            <text:p text:style-name="P4"><text:s text:c="16"/>bestplay(branchkey,recursivité level)</text:p>
          </table:table-cell>
        </table:table-row>
      </table:table>
      <text:p text:style-name="P2"/>
      <text:p text:style-name="P2"/>
      <text:p text:style-name="P2"/>
      <text:p text:style-name="P2"/>
      <text:p text:style-name="P5">Fonction java :</text:p>
      <table:table table:name="Tableau1" table:style-name="Tableau1">
        <table:table-column table:style-name="Tableau1.A"/>
        <table:table-row>
          <table:table-cell table:style-name="Tableau1.A1" office:value-type="string">
            <text:p text:style-name="P7"><text:span text:style-name="T1"><text:tab/><text:tab/>int</text:span><text:span text:style-name="T2"> </text:span><text:span text:style-name="T3">totdir1</text:span><text:span text:style-name="T4">=</text:span><text:span text:style-name="T5">1</text:span><text:span text:style-name="T4">;</text:span></text:p>
            <text:p text:style-name="P17"><text:span text:style-name="T2"><text:tab/><text:tab/></text:span><text:span text:style-name="T1">int</text:span><text:span text:style-name="T2"> </text:span><text:span text:style-name="T3">totdir2</text:span><text:span text:style-name="T4">=</text:span><text:span text:style-name="T5">1</text:span><text:span text:style-name="T4">;</text:span></text:p>
            <text:p text:style-name="P17"><text:span text:style-name="T2"><text:tab/><text:tab/></text:span><text:span text:style-name="T1">int</text:span><text:span text:style-name="T2"> </text:span><text:span text:style-name="T3">totdir3</text:span><text:span text:style-name="T4">=</text:span><text:span text:style-name="T5">1</text:span><text:span text:style-name="T4">;</text:span></text:p>
            <text:p text:style-name="P17"><text:span text:style-name="T2"><text:tab/><text:tab/></text:span><text:span text:style-name="T1">int</text:span><text:span text:style-name="T2"> </text:span><text:span text:style-name="T3">totdir4</text:span><text:span text:style-name="T4">=</text:span><text:span text:style-name="T5">1</text:span><text:span text:style-name="T4">;</text:span></text:p>
            <text:p text:style-name="P17"><text:span text:style-name="T2"><text:tab/><text:tab/></text:span><text:span text:style-name="T1">int</text:span><text:span text:style-name="T2"> </text:span><text:span text:style-name="T3">somme</text:span><text:span text:style-name="T4">=</text:span><text:span text:style-name="T5">0</text:span><text:span text:style-name="T4">;</text:span></text:p>
            <text:p text:style-name="P17"><text:span text:style-name="T2"><text:tab/><text:tab/></text:span><text:span text:style-name="T1">int</text:span><text:span text:style-name="T2"> </text:span><text:span text:style-name="T3">gau</text:span><text:span text:style-name="T4">=</text:span><text:span text:style-name="T6">evaluationDirection</text:span><text:span text:style-name="T7">(</text:span><text:span text:style-name="T8">plateau</text:span><text:span text:style-name="T4">,</text:span><text:span text:style-name="T2"> </text:span><text:span text:style-name="T8">coup</text:span><text:span text:style-name="T4">,</text:span><text:span text:style-name="T2"> </text:span><text:span text:style-name="T9">"G"</text:span><text:span text:style-name="T7">)</text:span><text:span text:style-name="T4">;</text:span></text:p>
            <text:p text:style-name="P17"><text:span text:style-name="T2"><text:tab/><text:tab/></text:span><text:span text:style-name="T1">int</text:span><text:span text:style-name="T2"> </text:span><text:span text:style-name="T3">d</text:span><text:span text:style-name="T4">=</text:span><text:span text:style-name="T6">evaluationDirection</text:span><text:span text:style-name="T7">(</text:span><text:span text:style-name="T8">plateau</text:span><text:span text:style-name="T4">,</text:span><text:span text:style-name="T2"> </text:span><text:span text:style-name="T8">coup</text:span><text:span text:style-name="T4">,</text:span><text:span text:style-name="T2"> </text:span><text:span text:style-name="T9">"D"</text:span><text:span text:style-name="T7">)</text:span><text:span text:style-name="T4">;</text:span></text:p>
            <text:p text:style-name="P17"><text:span text:style-name="T2"><text:tab/><text:tab/></text:span><text:span text:style-name="T10">totdir1</text:span><text:span text:style-name="T4">+=</text:span><text:span text:style-name="T10">gau</text:span><text:span text:style-name="T4">+</text:span><text:span text:style-name="T10">d</text:span><text:span text:style-name="T4">;</text:span></text:p>
            <text:p text:style-name="P17"><text:span text:style-name="T2"><text:tab/><text:tab/></text:span><text:span text:style-name="T10">result</text:span><text:span text:style-name="T4">.</text:span><text:span text:style-name="T6">put</text:span><text:span text:style-name="T7">(</text:span><text:span text:style-name="T9">"G+D"</text:span><text:span text:style-name="T4">,</text:span><text:span text:style-name="T10">totdir1</text:span><text:span text:style-name="T7">)</text:span><text:span text:style-name="T4">;</text:span></text:p>
            <text:p text:style-name="P17"><text:span text:style-name="T2"><text:tab/><text:tab/></text:span><text:span text:style-name="T10">somme</text:span><text:span text:style-name="T4">+=</text:span><text:span text:style-name="T10">result</text:span><text:span text:style-name="T4">.</text:span><text:span text:style-name="T6">get</text:span><text:span text:style-name="T7">(</text:span><text:span text:style-name="T9">"G+D"</text:span><text:span text:style-name="T7">)</text:span><text:span text:style-name="T4">;</text:span></text:p>
            <text:p text:style-name="P17"><text:span text:style-name="T2"><text:tab/><text:tab/></text:span><text:span text:style-name="T10">gau</text:span><text:span text:style-name="T4">=</text:span><text:span text:style-name="T6">evaluationDirection</text:span><text:span text:style-name="T7">(</text:span><text:span text:style-name="T8">plateau</text:span><text:span text:style-name="T4">,</text:span><text:span text:style-name="T2"> </text:span><text:span text:style-name="T8">coup</text:span><text:span text:style-name="T4">,</text:span><text:span text:style-name="T2"> </text:span><text:span text:style-name="T9">"GN"</text:span><text:span text:style-name="T7">)</text:span><text:span text:style-name="T4">;</text:span></text:p>
            <text:p text:style-name="P17"><text:span text:style-name="T2"><text:tab/><text:tab/></text:span><text:span text:style-name="T10">d</text:span><text:span text:style-name="T4">=</text:span><text:span text:style-name="T6">evaluationDirection</text:span><text:span text:style-name="T7">(</text:span><text:span text:style-name="T8">plateau</text:span><text:span text:style-name="T4">,</text:span><text:span text:style-name="T2"> </text:span><text:span text:style-name="T8">coup</text:span><text:span text:style-name="T4">,</text:span><text:span text:style-name="T2"> </text:span><text:span text:style-name="T9">"DS"</text:span><text:span text:style-name="T7">)</text:span><text:span text:style-name="T4">;</text:span></text:p>
            <text:p text:style-name="P17"><text:span text:style-name="T2"><text:tab/><text:tab/></text:span><text:span text:style-name="T10">totdir2</text:span><text:span text:style-name="T4">+=</text:span><text:span text:style-name="T10">gau</text:span><text:span text:style-name="T4">+</text:span><text:span text:style-name="T10">d</text:span><text:span text:style-name="T4">;</text:span></text:p>
            <text:p text:style-name="P17"><text:span text:style-name="T2"><text:tab/><text:tab/></text:span><text:span text:style-name="T10">result</text:span><text:span text:style-name="T4">.</text:span><text:span text:style-name="T6">put</text:span><text:span text:style-name="T7">(</text:span><text:span text:style-name="T9">"GS+DS"</text:span><text:span text:style-name="T4">,</text:span><text:span text:style-name="T10">totdir2</text:span><text:span text:style-name="T7">)</text:span><text:span text:style-name="T4">;</text:span></text:p>
            <text:p text:style-name="P17"><text:span text:style-name="T2"><text:tab/><text:tab/></text:span><text:span text:style-name="T10">somme</text:span><text:span text:style-name="T4">+=</text:span><text:span text:style-name="T10">totdir2</text:span><text:span text:style-name="T4">;</text:span></text:p>
            <text:p text:style-name="P17"><text:soft-page-break/><text:span text:style-name="T2"><text:tab/><text:tab/></text:span><text:span text:style-name="T10">gau</text:span><text:span text:style-name="T4">=</text:span><text:span text:style-name="T6">evaluationDirection</text:span><text:span text:style-name="T7">(</text:span><text:span text:style-name="T8">plateau</text:span><text:span text:style-name="T4">,</text:span><text:span text:style-name="T2"> </text:span><text:span text:style-name="T8">coup</text:span><text:span text:style-name="T4">,</text:span><text:span text:style-name="T2"> </text:span><text:span text:style-name="T9">"DN"</text:span><text:span text:style-name="T7">)</text:span><text:span text:style-name="T4">;</text:span></text:p>
            <text:p text:style-name="P17"><text:span text:style-name="T2"><text:tab/><text:tab/></text:span><text:span text:style-name="T10">d</text:span><text:span text:style-name="T4">=</text:span><text:span text:style-name="T6">evaluationDirection</text:span><text:span text:style-name="T7">(</text:span><text:span text:style-name="T8">plateau</text:span><text:span text:style-name="T4">,</text:span><text:span text:style-name="T2"> </text:span><text:span text:style-name="T8">coup</text:span><text:span text:style-name="T4">,</text:span><text:span text:style-name="T2"> </text:span><text:span text:style-name="T9">"GS"</text:span><text:span text:style-name="T7">)</text:span><text:span text:style-name="T4">;</text:span></text:p>
            <text:p text:style-name="P17"><text:span text:style-name="T2"><text:tab/><text:tab/></text:span><text:span text:style-name="T10">totdir3</text:span><text:span text:style-name="T4">+=</text:span><text:span text:style-name="T10">gau</text:span><text:span text:style-name="T4">+</text:span><text:span text:style-name="T10">d</text:span><text:span text:style-name="T4">;</text:span></text:p>
            <text:p text:style-name="P17"><text:span text:style-name="T2"><text:tab/><text:tab/></text:span><text:span text:style-name="T10">result</text:span><text:span text:style-name="T4">.</text:span><text:span text:style-name="T6">put</text:span><text:span text:style-name="T7">(</text:span><text:span text:style-name="T9">"DN+GS"</text:span><text:span text:style-name="T4">,</text:span><text:span text:style-name="T10">totdir3</text:span><text:span text:style-name="T7">)</text:span><text:span text:style-name="T4">;</text:span></text:p>
            <text:p text:style-name="P17"><text:span text:style-name="T2"><text:tab/><text:tab/></text:span><text:span text:style-name="T10">somme</text:span><text:span text:style-name="T4">+=</text:span><text:span text:style-name="T10">result</text:span><text:span text:style-name="T4">.</text:span><text:span text:style-name="T6">get</text:span><text:span text:style-name="T7">(</text:span><text:span text:style-name="T9">"DN+GS"</text:span><text:span text:style-name="T7">)</text:span><text:span text:style-name="T4">;</text:span></text:p>
            <text:p text:style-name="P17"><text:span text:style-name="T2"><text:tab/><text:tab/></text:span><text:span text:style-name="T10">gau</text:span><text:span text:style-name="T4">=</text:span><text:span text:style-name="T6">evaluationDirection</text:span><text:span text:style-name="T7">(</text:span><text:span text:style-name="T8">plateau</text:span><text:span text:style-name="T4">,</text:span><text:span text:style-name="T2"> </text:span><text:span text:style-name="T8">coup</text:span><text:span text:style-name="T4">,</text:span><text:span text:style-name="T2"> </text:span><text:span text:style-name="T9">"N"</text:span><text:span text:style-name="T7">)</text:span><text:span text:style-name="T4">;</text:span></text:p>
            <text:p text:style-name="P17"><text:span text:style-name="T2"><text:tab/><text:tab/></text:span><text:span text:style-name="T10">d</text:span><text:span text:style-name="T4">=</text:span><text:span text:style-name="T6">evaluationDirection</text:span><text:span text:style-name="T7">(</text:span><text:span text:style-name="T8">plateau</text:span><text:span text:style-name="T4">,</text:span><text:span text:style-name="T2"> </text:span><text:span text:style-name="T8">coup</text:span><text:span text:style-name="T4">,</text:span><text:span text:style-name="T2"> </text:span><text:span text:style-name="T9">"S"</text:span><text:span text:style-name="T7">)</text:span><text:span text:style-name="T4">;</text:span></text:p>
            <text:p text:style-name="P17"><text:span text:style-name="T2"><text:tab/><text:tab/></text:span><text:span text:style-name="T10">totdir4</text:span><text:span text:style-name="T4">+=</text:span><text:span text:style-name="T10">gau</text:span><text:span text:style-name="T4">+</text:span><text:span text:style-name="T10">d</text:span><text:span text:style-name="T4">;</text:span></text:p>
            <text:p text:style-name="P17"><text:span text:style-name="T2"><text:tab/><text:tab/></text:span><text:span text:style-name="T10">result</text:span><text:span text:style-name="T4">.</text:span><text:span text:style-name="T6">put</text:span><text:span text:style-name="T7">(</text:span><text:span text:style-name="T9">"NS"</text:span><text:span text:style-name="T4">,</text:span><text:span text:style-name="T2"> </text:span><text:span text:style-name="T10">totdir4</text:span><text:span text:style-name="T7">)</text:span><text:span text:style-name="T4">;</text:span></text:p>
            <text:p text:style-name="P17"><text:span text:style-name="T2"><text:tab/><text:tab/></text:span><text:span text:style-name="T10">somme</text:span><text:span text:style-name="T4">+=</text:span><text:span text:style-name="T10">totdir4</text:span><text:span text:style-name="T4">;</text:span></text:p>
            <text:p text:style-name="P17"><text:span text:style-name="T2"><text:tab/><text:tab/></text:span><text:span text:style-name="T11">//System.out.println("</text:span><text:span text:style-name="T12">somme</text:span><text:span text:style-name="T11"> : "+</text:span><text:span text:style-name="T12">somme</text:span><text:span text:style-name="T11">+" </text:span><text:span text:style-name="T12">coup</text:span><text:span text:style-name="T11"> <text:s/>: "+Arrays.toString(</text:span><text:span text:style-name="T12">coup</text:span><text:span text:style-name="T11">));</text:span></text:p>
            <text:p text:style-name="P17"><text:span text:style-name="T2"><text:tab/><text:tab/></text:span><text:span text:style-name="T1">if</text:span><text:span text:style-name="T7">(</text:span><text:span text:style-name="T10">result</text:span><text:span text:style-name="T4">.</text:span><text:span text:style-name="T6">containsValue</text:span><text:span text:style-name="T7">(</text:span><text:span text:style-name="T5">4</text:span><text:span text:style-name="T7">))</text:span><text:span text:style-name="T2"> </text:span><text:span text:style-name="T7">{</text:span></text:p>
            <text:p text:style-name="P17"><text:span text:style-name="T2"><text:tab/><text:tab/><text:tab/></text:span><text:span text:style-name="T1">return</text:span><text:span text:style-name="T2"> </text:span><text:span text:style-name="T5">15</text:span><text:span text:style-name="T4">;</text:span></text:p>
            <text:p text:style-name="P17"><text:span text:style-name="T2"><text:tab/><text:tab/></text:span><text:span text:style-name="T7">}</text:span><text:span text:style-name="T1">else</text:span><text:span text:style-name="T2"> </text:span><text:span text:style-name="T7">{</text:span></text:p>
            <text:p text:style-name="P17"><text:span text:style-name="T2"><text:tab/><text:tab/><text:tab/></text:span><text:span text:style-name="T1">switch</text:span><text:span text:style-name="T2"> </text:span><text:span text:style-name="T7">(</text:span><text:span text:style-name="T10">somme</text:span><text:span text:style-name="T7">)</text:span><text:span text:style-name="T2"> </text:span><text:span text:style-name="T7">{</text:span></text:p>
            <text:p text:style-name="P17"><text:span text:style-name="T2"><text:tab/><text:tab/><text:tab/></text:span><text:span text:style-name="T1">case</text:span><text:span text:style-name="T2"> </text:span><text:span text:style-name="T5">4</text:span><text:span text:style-name="T4">:</text:span></text:p>
            <text:p text:style-name="P17"><text:span text:style-name="T2"><text:tab/><text:tab/><text:tab/><text:tab/></text:span><text:span text:style-name="T1">return</text:span><text:span text:style-name="T2"> </text:span><text:span text:style-name="T5">0</text:span><text:span text:style-name="T4">;</text:span></text:p>
            <text:p text:style-name="P17"><text:span text:style-name="T2"><text:tab/><text:tab/><text:tab/></text:span><text:span text:style-name="T1">case</text:span><text:span text:style-name="T2"> </text:span><text:span text:style-name="T5">5</text:span><text:span text:style-name="T4">:</text:span></text:p>
            <text:p text:style-name="P17"><text:span text:style-name="T2"><text:tab/><text:tab/><text:tab/><text:tab/></text:span><text:span text:style-name="T1">return</text:span><text:span text:style-name="T2"> </text:span><text:span text:style-name="T5">1</text:span><text:span text:style-name="T4">;</text:span></text:p>
            <text:p text:style-name="P17"><text:span text:style-name="T2"><text:tab/><text:tab/><text:tab/></text:span><text:span text:style-name="T1">case</text:span><text:span text:style-name="T2"> </text:span><text:span text:style-name="T5">6</text:span><text:span text:style-name="T4">:</text:span></text:p>
            <text:p text:style-name="P17"><text:span text:style-name="T2"><text:tab/><text:tab/><text:tab/><text:tab/></text:span><text:span text:style-name="T1">if</text:span><text:span text:style-name="T7">(</text:span><text:span text:style-name="T4">!</text:span><text:span text:style-name="T10">result</text:span><text:span text:style-name="T4">.</text:span><text:span text:style-name="T6">containsValue</text:span><text:span text:style-name="T7">(</text:span><text:span text:style-name="T5">3</text:span><text:span text:style-name="T7">))</text:span></text:p>
            <text:p text:style-name="P17"><text:span text:style-name="T2"><text:tab/><text:tab/><text:tab/><text:tab/><text:tab/></text:span><text:span text:style-name="T1">return</text:span><text:span text:style-name="T2"> </text:span><text:span text:style-name="T5">2</text:span><text:span text:style-name="T4">;</text:span></text:p>
            <text:p text:style-name="P17"><text:span text:style-name="T2"><text:tab/><text:tab/><text:tab/><text:tab/></text:span><text:span text:style-name="T1">else</text:span></text:p>
            <text:p text:style-name="P17"><text:span text:style-name="T2"><text:tab/><text:tab/><text:tab/><text:tab/><text:tab/></text:span><text:span text:style-name="T1">return</text:span><text:span text:style-name="T2"> </text:span><text:span text:style-name="T5">5</text:span><text:span text:style-name="T4">;</text:span></text:p>
            <text:p text:style-name="P17"><text:span text:style-name="T2"><text:tab/><text:tab/><text:tab/></text:span><text:span text:style-name="T1">case</text:span><text:span text:style-name="T2"> </text:span><text:span text:style-name="T5">7</text:span><text:span text:style-name="T4">:</text:span></text:p>
            <text:p text:style-name="P17"><text:span text:style-name="T2"><text:tab/><text:tab/><text:tab/><text:tab/><text:tab/></text:span><text:span text:style-name="T1">if</text:span><text:span text:style-name="T7">(</text:span><text:span text:style-name="T10">result</text:span><text:span text:style-name="T4">.</text:span><text:span text:style-name="T6">containsValue</text:span><text:span text:style-name="T7">(</text:span><text:span text:style-name="T5">3</text:span><text:span text:style-name="T7">))</text:span></text:p>
            <text:p text:style-name="P17"><text:span text:style-name="T2"><text:tab/><text:tab/><text:tab/><text:tab/><text:tab/><text:tab/></text:span><text:span text:style-name="T1">return</text:span><text:span text:style-name="T2"> </text:span><text:span text:style-name="T5">6</text:span><text:span text:style-name="T4">;</text:span></text:p>
            <text:p text:style-name="P17"><text:span text:style-name="T2"><text:tab/><text:tab/><text:tab/><text:tab/><text:tab/></text:span><text:span text:style-name="T1">else</text:span></text:p>
            <text:p text:style-name="P17"><text:span text:style-name="T2"><text:tab/><text:tab/><text:tab/><text:tab/><text:tab/><text:tab/></text:span><text:span text:style-name="T1">return</text:span><text:span text:style-name="T2"> </text:span><text:span text:style-name="T5">4</text:span><text:span text:style-name="T4">;</text:span></text:p>
            <text:p text:style-name="P17"><text:span text:style-name="T2"><text:tab/><text:tab/><text:tab/></text:span><text:span text:style-name="T1">case</text:span><text:span text:style-name="T2"> </text:span><text:span text:style-name="T5">8</text:span><text:span text:style-name="T4">:</text:span></text:p>
            <text:p text:style-name="P17"><text:span text:style-name="T2"><text:tab/><text:tab/><text:tab/><text:tab/></text:span><text:span text:style-name="T1">if</text:span><text:span text:style-name="T7">(</text:span><text:span text:style-name="T10">result</text:span><text:span text:style-name="T4">.</text:span><text:span text:style-name="T6">containsValue</text:span><text:span text:style-name="T7">(</text:span><text:span text:style-name="T5">3</text:span><text:span text:style-name="T7">))</text:span></text:p>
            <text:p text:style-name="P17"><text:span text:style-name="T2"><text:tab/><text:tab/><text:tab/><text:tab/><text:tab/></text:span><text:span text:style-name="T1">return</text:span><text:span text:style-name="T2"> </text:span><text:span text:style-name="T5">7</text:span><text:span text:style-name="T4">;</text:span></text:p>
            <text:p text:style-name="P17"><text:span text:style-name="T2"><text:tab/><text:tab/><text:tab/><text:tab/></text:span><text:span text:style-name="T1">else</text:span></text:p>
            <text:p text:style-name="P17"><text:span text:style-name="T2"><text:tab/><text:tab/><text:tab/><text:tab/><text:tab/></text:span><text:span text:style-name="T1">return</text:span><text:span text:style-name="T2"> </text:span><text:span text:style-name="T5">4</text:span><text:span text:style-name="T4">;</text:span></text:p>
            <text:p text:style-name="P17"><text:span text:style-name="T2"><text:tab/><text:tab/><text:tab/></text:span><text:span text:style-name="T1">case</text:span><text:span text:style-name="T2"> </text:span><text:span text:style-name="T5">9</text:span><text:span text:style-name="T4">:</text:span></text:p>
            <text:p text:style-name="P17"><text:span text:style-name="T2"><text:tab/><text:tab/><text:tab/><text:tab/></text:span><text:span text:style-name="T1">if</text:span><text:span text:style-name="T7">(</text:span><text:span text:style-name="T10">result</text:span><text:span text:style-name="T4">.</text:span><text:span text:style-name="T6">containsValue</text:span><text:span text:style-name="T7">(</text:span><text:span text:style-name="T5">1</text:span><text:span text:style-name="T7">))</text:span><text:span text:style-name="T2"> </text:span><text:span text:style-name="T7">{</text:span></text:p>
            <text:p text:style-name="P17"><text:span text:style-name="T2"><text:tab/><text:tab/><text:tab/><text:tab/><text:tab/></text:span><text:span text:style-name="T1">return</text:span><text:span text:style-name="T2"> </text:span><text:span text:style-name="T5">9</text:span><text:span text:style-name="T4">;</text:span></text:p>
            <text:p text:style-name="P17"><text:span text:style-name="T2"><text:tab/><text:tab/><text:tab/><text:tab/></text:span><text:span text:style-name="T7">}</text:span><text:span text:style-name="T1">else</text:span><text:span text:style-name="T2"> </text:span><text:span text:style-name="T7">{</text:span></text:p>
            <text:p text:style-name="P17"><text:span text:style-name="T2"><text:tab/><text:tab/><text:tab/><text:tab/><text:tab/></text:span><text:span text:style-name="T1">return</text:span><text:span text:style-name="T2"> </text:span><text:span text:style-name="T5">8</text:span><text:span text:style-name="T4">;</text:span></text:p>
            <text:p text:style-name="P17"><text:span text:style-name="T2"><text:tab/><text:tab/><text:tab/><text:tab/></text:span><text:span text:style-name="T7">}</text:span></text:p>
            <text:p text:style-name="P17"><text:span text:style-name="T2"><text:tab/><text:tab/><text:tab/></text:span><text:span text:style-name="T1">case</text:span><text:span text:style-name="T2"> </text:span><text:span text:style-name="T5">10</text:span><text:span text:style-name="T4">:</text:span></text:p>
            <text:p text:style-name="P17"><text:span text:style-name="T2"><text:tab/><text:tab/><text:tab/><text:tab/></text:span><text:span text:style-name="T1">return</text:span><text:span text:style-name="T2"> </text:span><text:span text:style-name="T5">10</text:span><text:span text:style-name="T4">;</text:span></text:p>
            <text:p text:style-name="P17"><text:span text:style-name="T2"><text:tab/><text:tab/><text:tab/></text:span><text:span text:style-name="T1">case</text:span><text:span text:style-name="T2"> </text:span><text:span text:style-name="T5">11</text:span><text:span text:style-name="T4">:</text:span></text:p>
            <text:p text:style-name="P17"><text:span text:style-name="T2"><text:tab/><text:tab/><text:tab/><text:tab/></text:span><text:span text:style-name="T1">return</text:span><text:span text:style-name="T2"> </text:span><text:span text:style-name="T5">11</text:span><text:span text:style-name="T4">;</text:span></text:p>
            <text:p text:style-name="P17"><text:span text:style-name="T2"><text:tab/><text:tab/><text:tab/></text:span><text:span text:style-name="T1">case</text:span><text:span text:style-name="T2"> </text:span><text:span text:style-name="T5">12</text:span><text:span text:style-name="T4">:</text:span></text:p>
            <text:p text:style-name="P17"><text:span text:style-name="T2"><text:tab/><text:tab/><text:tab/><text:tab/></text:span><text:span text:style-name="T1">return</text:span><text:span text:style-name="T2"> </text:span><text:span text:style-name="T5">12</text:span><text:span text:style-name="T4">;</text:span></text:p>
            <text:p text:style-name="P17"><text:span text:style-name="T2"><text:tab/><text:tab/><text:tab/></text:span><text:span text:style-name="T1">default</text:span><text:span text:style-name="T4">:</text:span></text:p>
            <text:p text:style-name="P17"><text:span text:style-name="T2"><text:tab/><text:tab/><text:tab/><text:tab/></text:span><text:span text:style-name="T1">return</text:span><text:span text:style-name="T2"> </text:span><text:span text:style-name="T5">0</text:span><text:span text:style-name="T4">;</text:span></text:p>
          </table:table-cell>
        </table:table-row>
      </table:table>
      <text:p text:style-name="P23"/>
      <text:p text:style-name="P5"><text:span text:style-name="T2"><text:tab/><text:tab/><text:tab/></text:span><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b629c" officeooo:paragraph-rsid="001e512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Bastien Didier, Gilles Labrousse, Thomas Pali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01:15:03.176000000</meta:creation-date>
    <dc:date>2019-04-12T10:37:16.215000000</dc:date>
    <meta:editing-duration>PT1H11M11S</meta:editing-duration>
    <meta:editing-cycles>6</meta:editing-cycles>
    <meta:generator>LibreOffice/6.1.4.2$Windows_X86_64 LibreOffice_project/9d0f32d1f0b509096fd65e0d4bec26ddd1938fd3</meta:generator>
    <meta:document-statistic meta:table-count="3" meta:image-count="0" meta:object-count="0" meta:page-count="4" meta:paragraph-count="116" meta:word-count="613" meta:character-count="4762" meta:non-whitespace-character-count="3804"/>
  </office:meta>
</office:document-meta>
</file>